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664f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664f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37257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90aea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normal" officeooo:rsid="00137257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normal" officeooo:rsid="001558e9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normal" officeooo:rsid="00171b12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normal" officeooo:rsid="00190aea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normal" officeooo:rsid="001aa48d"/>
    </style:style>
    <style:style style:name="T6" style:family="text">
      <style:text-properties fo:font-variant="normal" fo:text-transform="none" fo:color="#333333" style:font-name="Helvetica" fo:font-size="18pt" fo:letter-spacing="normal" fo:font-style="normal" fo:font-weight="bold" officeooo:rsid="0011664f" style:font-size-asian="18pt" style:font-size-complex="18pt"/>
    </style:style>
    <style:style style:name="T7" style:family="text">
      <style:text-properties fo:font-variant="normal" fo:text-transform="none" fo:color="#333333" style:font-name="Helvetica" fo:font-size="18pt" fo:letter-spacing="normal" fo:font-style="normal" fo:font-weight="bold" officeooo:rsid="0011b0d6" style:font-size-asian="18pt" style:font-size-complex="18pt"/>
    </style:style>
    <style:style style:name="T8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6">Rakenne</text:span></text:span><text:span text:style-name="Strong_20_Emphasis"><text:span text:style-name="T7">kuvaus Agilitypiirturista</text:span></text:span></text:p>
      <text:p text:style-name="P2"><text:span text:style-name="Strong_20_Emphasis"><text:span text:style-name="T8">Iitu Hagström</text:span></text:span></text:p>
      <text:p text:style-name="P2"><text:span text:style-name="Strong_20_Emphasis"><text:span text:style-name="T8"/></text:span></text:p>
      <text:p text:style-name="P3"><text:span text:style-name="Strong_20_Emphasis"><text:span text:style-name="T1">Main-luokka muodostaa uuden Käyttöliittymäolion. Käyttöliittymän konstruktori muodostaa uudet Kartta</text:span></text:span><text:span text:style-name="Strong_20_Emphasis"><text:span text:style-name="T2">P</text:span></text:span><text:span text:style-name="Strong_20_Emphasis"><text:span text:style-name="T1">iirturi, Menu (nuoli luokkakaaviossa vahingossa väärään suuntaan), EsteMenu ja EsteLuoja luokkamuuttujat. </text:span></text:span><text:span text:style-name="Strong_20_Emphasis"><text:span text:style-name="T2">KarttaPiirturi luo uuden GraafisenEsteKartan </text:span></text:span><text:span text:style-name="Strong_20_Emphasis"><text:span text:style-name="T3">luokkamuuttujakseen</text:span></text:span><text:span text:style-name="Strong_20_Emphasis"><text:span text:style-name="T2"> </text:span></text:span><text:span text:style-name="Strong_20_Emphasis"><text:span text:style-name="T3">ja käyttää parametrina saamaansa EsteLuojaa luokkamuuttujanaan.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4">GraafinenEsteKartta omistaa esteitä ja perii EsteKartan, joka omistaa Esteitä. Menu-luokka käyttää GraafistaEsteKarttaa luokkamuuttujanaan samoin kuin KuvanTallennusta. Sekä Menu, että EsteMenu käyttävät Nappuloita-luokkaa. </text:span></text:span><text:span text:style-name="Strong_20_Emphasis"><text:span text:style-name="T5">EsteMenu-luokka käyttää EsteLuojan enumeita, joka käyttää luokkia Aita, Putki ja A-est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0:44</meta:creation-date>
    <dc:date>2013-06-16T19:07:44</dc:date>
    <meta:editing-duration>PT6M15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4" meta:word-count="67" meta:character-count="692" meta:non-whitespace-character-count="629"/>
  </office:meta>
</office:document-meta>
</file>